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1790" officeooo:paragraph-rsid="00171790"/>
    </style:style>
    <style:style style:name="P2" style:family="paragraph" style:parent-style-name="Standard">
      <style:text-properties officeooo:rsid="00171790" officeooo:paragraph-rsid="001a7792"/>
    </style:style>
    <style:style style:name="P3" style:family="paragraph" style:parent-style-name="Standard">
      <style:text-properties officeooo:rsid="00171790" officeooo:paragraph-rsid="0030a0fc"/>
    </style:style>
    <style:style style:name="P4" style:family="paragraph" style:parent-style-name="Standard">
      <style:text-properties officeooo:rsid="00171790" officeooo:paragraph-rsid="0030e320"/>
    </style:style>
    <style:style style:name="P5" style:family="paragraph" style:parent-style-name="Standard">
      <style:text-properties fo:font-weight="bold" officeooo:rsid="00171790" officeooo:paragraph-rsid="00171790" style:font-weight-asian="bold" style:font-weight-complex="bold"/>
    </style:style>
    <style:style style:name="P6" style:family="paragraph" style:parent-style-name="Standard">
      <style:text-properties fo:font-weight="bold" officeooo:rsid="00171790" officeooo:paragraph-rsid="0030e320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171790" officeooo:paragraph-rsid="00171790" style:font-size-asian="18pt" style:font-weight-asian="bold" style:font-size-complex="18pt" style:font-weight-complex="bold"/>
    </style:style>
    <style:style style:name="P8" style:family="paragraph" style:parent-style-name="Standard">
      <style:text-properties officeooo:rsid="001a7792" officeooo:paragraph-rsid="001a7792"/>
    </style:style>
    <style:style style:name="P9" style:family="paragraph" style:parent-style-name="Standard">
      <style:text-properties officeooo:rsid="001c3b04" officeooo:paragraph-rsid="00171790"/>
    </style:style>
    <style:style style:name="P10" style:family="paragraph" style:parent-style-name="Standard" style:list-style-name="L1">
      <style:text-properties officeooo:rsid="00171790" officeooo:paragraph-rsid="00171790"/>
    </style:style>
    <style:style style:name="P11" style:family="paragraph" style:parent-style-name="Standard" style:list-style-name="L1">
      <style:text-properties officeooo:rsid="00171790" officeooo:paragraph-rsid="002ab72c"/>
    </style:style>
    <style:style style:name="P12" style:family="paragraph" style:parent-style-name="Standard" style:list-style-name="L2">
      <style:text-properties officeooo:rsid="00171790" officeooo:paragraph-rsid="00171790"/>
    </style:style>
    <style:style style:name="P13" style:family="paragraph" style:parent-style-name="Standard" style:list-style-name="L2">
      <style:text-properties officeooo:rsid="00171790" officeooo:paragraph-rsid="0018a8f4"/>
    </style:style>
    <style:style style:name="P14" style:family="paragraph" style:parent-style-name="Standard" style:list-style-name="L2">
      <style:text-properties officeooo:rsid="00171790" officeooo:paragraph-rsid="003028f3"/>
    </style:style>
    <style:style style:name="P15" style:family="paragraph" style:parent-style-name="Standard" style:list-style-name="L2">
      <style:text-properties officeooo:rsid="00171790" officeooo:paragraph-rsid="0030e320"/>
    </style:style>
    <style:style style:name="P16" style:family="paragraph" style:parent-style-name="Standard" style:list-style-name="L5">
      <style:text-properties officeooo:rsid="00171790" officeooo:paragraph-rsid="00171790"/>
    </style:style>
    <style:style style:name="P17" style:family="paragraph" style:parent-style-name="Standard" style:list-style-name="L1">
      <style:text-properties officeooo:rsid="002afd21" officeooo:paragraph-rsid="002afd21"/>
    </style:style>
    <style:style style:name="P18" style:family="paragraph" style:parent-style-name="Standard" style:list-style-name="L1">
      <style:text-properties officeooo:rsid="0037bb0f" officeooo:paragraph-rsid="0037bb0f"/>
    </style:style>
    <style:style style:name="P19" style:family="paragraph" style:parent-style-name="Standard" style:list-style-name="L2">
      <style:text-properties officeooo:rsid="0026f022" officeooo:paragraph-rsid="0026f022"/>
    </style:style>
    <style:style style:name="P20" style:family="paragraph" style:parent-style-name="Standard" style:list-style-name="L2">
      <style:text-properties officeooo:rsid="0026f022" officeooo:paragraph-rsid="0030e320"/>
    </style:style>
    <style:style style:name="P21" style:family="paragraph" style:parent-style-name="Standard" style:list-style-name="L2">
      <style:text-properties officeooo:rsid="0030a0fc" officeooo:paragraph-rsid="0030a0fc"/>
    </style:style>
    <style:style style:name="P22" style:family="paragraph" style:parent-style-name="Standard" style:list-style-name="L2">
      <style:text-properties officeooo:rsid="00321981" officeooo:paragraph-rsid="00321981"/>
    </style:style>
    <style:style style:name="P23" style:family="paragraph" style:parent-style-name="Standard" style:list-style-name="L3">
      <style:text-properties officeooo:rsid="001a7792" officeooo:paragraph-rsid="001a7792"/>
    </style:style>
    <style:style style:name="P24" style:family="paragraph" style:parent-style-name="Standard" style:list-style-name="L5">
      <style:text-properties officeooo:rsid="001a7792" officeooo:paragraph-rsid="0035df9c"/>
    </style:style>
    <style:style style:name="P25" style:family="paragraph" style:parent-style-name="Standard" style:list-style-name="L3">
      <style:text-properties officeooo:rsid="0035df9c" officeooo:paragraph-rsid="0035df9c"/>
    </style:style>
    <style:style style:name="P26" style:family="paragraph" style:parent-style-name="Standard" style:list-style-name="L4">
      <style:text-properties officeooo:rsid="0035df9c" officeooo:paragraph-rsid="0035df9c"/>
    </style:style>
    <style:style style:name="P27" style:family="paragraph" style:parent-style-name="Standard" style:list-style-name="L5">
      <style:text-properties officeooo:rsid="0035df9c" officeooo:paragraph-rsid="0035df9c"/>
    </style:style>
    <style:style style:name="P28" style:family="paragraph" style:parent-style-name="Standard" style:list-style-name="L1">
      <style:text-properties officeooo:rsid="00391543" officeooo:paragraph-rsid="00391543"/>
    </style:style>
    <style:style style:name="T1" style:family="text">
      <style:text-properties officeooo:rsid="0018a8f4"/>
    </style:style>
    <style:style style:name="T2" style:family="text">
      <style:text-properties officeooo:rsid="001a7792"/>
    </style:style>
    <style:style style:name="T3" style:family="text">
      <style:text-properties officeooo:rsid="001c3b04"/>
    </style:style>
    <style:style style:name="T4" style:family="text">
      <style:text-properties officeooo:rsid="0020f621"/>
    </style:style>
    <style:style style:name="T5" style:family="text">
      <style:text-properties officeooo:rsid="002268dc"/>
    </style:style>
    <style:style style:name="T6" style:family="text">
      <style:text-properties officeooo:rsid="00297c96"/>
    </style:style>
    <style:style style:name="T7" style:family="text">
      <style:text-properties officeooo:rsid="002a58d6"/>
    </style:style>
    <style:style style:name="T8" style:family="text">
      <style:text-properties officeooo:rsid="002ab72c"/>
    </style:style>
    <style:style style:name="T9" style:family="text">
      <style:text-properties officeooo:rsid="002c636c"/>
    </style:style>
    <style:style style:name="T10" style:family="text">
      <style:text-properties officeooo:rsid="002e9d68"/>
    </style:style>
    <style:style style:name="T11" style:family="text">
      <style:text-properties officeooo:rsid="002ec53e"/>
    </style:style>
    <style:style style:name="T12" style:family="text">
      <style:text-properties officeooo:rsid="0030e320"/>
    </style:style>
    <style:style style:name="T13" style:family="text">
      <style:text-properties officeooo:rsid="00321dfe"/>
    </style:style>
    <style:style style:name="T14" style:family="text">
      <style:text-properties officeooo:rsid="00346691"/>
    </style:style>
    <style:style style:name="T15" style:family="text">
      <style:text-properties officeooo:rsid="0035df9c"/>
    </style:style>
    <style:style style:name="T16" style:family="text">
      <style:text-properties officeooo:rsid="0036668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mplementation</text:p>
      <text:p text:style-name="P1"/>
      <text:p text:style-name="P1"/>
      <text:p text:style-name="P1"/>
      <text:p text:style-name="P5">BOT details:</text:p>
      <text:p text:style-name="P1"/>
      <text:list xml:id="list1344026432966987542" text:style-name="L1">
        <text:list-item>
          <text:p text:style-name="P10">Bot credentials used in class '<text:span text:style-name="T6">Instagram</text:span>Bot'' </text:p>
          <text:p text:style-name="P10"/>
          <text:p text:style-name="P10">id : <text:span text:style-name="T7">instagram</text:span>@<text:span text:style-name="T7">webaroo</text:span>.com </text:p>
          <text:p text:style-name="P10"/>
          <text:p text:style-name="P10"/>
        </text:list-item>
        <text:list-item>
          <text:p text:style-name="P10"><text:span text:style-name="T8">Instagram</text:span> <text:span text:style-name="T5">credentials</text:span> are used <text:span text:style-name="T8">to access the rest api </text:span>such as ClientId <text:span text:style-name="T8">and </text:span>ClientSecret <text:span text:style-name="T8">which can be</text:span> g<text:span text:style-name="T16">e</text:span>t from the link</text:p>
          <text:p text:style-name="P11"><text:tab/><text:span text:style-name="T8">https://instagram.com/developer/clients/manage/</text:span></text:p>
          <text:p text:style-name="P10">where you have to create a project to get the credentials.</text:p>
        </text:list-item>
        <text:list-item>
          <text:p text:style-name="P28">Mention the redirect url of your project to which the accesstoken is sent.</text:p>
          <text:p text:style-name="P10"/>
        </text:list-item>
        <text:list-item>
          <text:p text:style-name="P17">Those credentials are to be matched with property files present inside the source folder.</text:p>
          <text:p text:style-name="P17"/>
        </text:list-item>
        <text:list-item>
          <text:p text:style-name="P18">And also googlemap credentials are used, to get a lat and lng of a location.</text:p>
        </text:list-item>
      </text:list>
      <text:p text:style-name="P1"/>
      <text:p text:style-name="P5">O<text:span text:style-name="T4">A</text:span>uth:</text:p>
      <text:p text:style-name="P1"/>
      <text:list xml:id="list2477806680161140217" text:style-name="L2">
        <text:list-item>
          <text:p text:style-name="P19"><text:span text:style-name="T9">Instagram</text:span> API use<text:span text:style-name="T9">s</text:span> the OAuth 2.0 protocol for authentication and authorization. </text:p>
          <text:p text:style-name="P19"/>
        </text:list-item>
        <text:list-item>
          <text:p text:style-name="P19">To begin, obtain OAuth 2.0 client credentials from the <text:span text:style-name="T9">Instagram</text:span> Developers Console. </text:p>
          <text:p text:style-name="P19"/>
        </text:list-item>
        <text:list-item>
          <text:p text:style-name="P19">Then your client application requests an access token from the <text:span text:style-name="T9">Instagram</text:span> Authorization Server, extracts a token from the response, and sends the token to the <text:span text:style-name="T9">Instagram</text:span> API that you want to access.</text:p>
          <text:p text:style-name="P12"/>
        </text:list-item>
        <text:list-item>
          <text:p text:style-name="P12">The users Oauth details are stored in <text:span text:style-name="T10">database </text:span>(<text:span text:style-name="T10">user_id, access_token</text:span>).</text:p>
          <text:p text:style-name="P12"/>
        </text:list-item>
        <text:list-item>
          <text:p text:style-name="P13">Created a <text:span text:style-name="T11">servlet</text:span> named “<text:span text:style-name="T11">Instagram</text:span>Servlet” to fetch the Authorization URL</text:p>
          <text:p text:style-name="P12"/>
        </text:list-item>
        <text:list-item>
          <text:p text:style-name="P12">After user authorizes, it'll be re-directed to callback url <text:span text:style-name="T1">which should be same as you specified in credential</text:span>.</text:p>
          <text:p text:style-name="P12"/>
        </text:list-item>
        <text:list-item>
          <text:p text:style-name="P12">From the call back URL <text:span text:style-name="T1">authorization_code</text:span> is extracted and forwarded to Class named </text:p>
          <text:p text:style-name="P12"><text:span text:style-name="T11">InstagramToken</text:span>.</text:p>
          <text:p text:style-name="P12"/>
        </text:list-item>
        <text:list-item>
          <text:p text:style-name="P14">In <text:span text:style-name="T11">InstagramToken</text:span> class, <text:span text:style-name="T1">authorization_code</text:span> is traded for access<text:span text:style-name="T1">t</text:span>oken<text:span text:style-name="T1">.</text:span></text:p>
          <text:p text:style-name="P12"/>
        </text:list-item>
        <text:list-item>
          <text:p text:style-name="P21">And then the access_token is stored in the database with the teamchat user mailid.</text:p>
        </text:list-item>
      </text:list>
      <text:p text:style-name="P3"/>
      <text:p text:style-name="P6"><text:span text:style-name="T12">Webhook</text:span>:</text:p>
      <text:p text:style-name="P4"/>
      <text:list xml:id="list162131169558159" text:continue-numbering="true" text:style-name="L2">
        <text:list-item>
          <text:p text:style-name="P20"><text:span text:style-name="T12">Using Instagram API, <text:s/>we can subscribe to real-time updates from Instagram object types such tags, location, geographic region.</text:span> </text:p>
          <text:p text:style-name="P20"/>
        </text:list-item>
        <text:list-item>
          <text:p text:style-name="P20"><text:soft-page-break/><text:span text:style-name="T12">For that a callback servlet is created with name</text:span> <text:span text:style-name="T12">CallBack.</text:span></text:p>
          <text:p text:style-name="P20"/>
        </text:list-item>
        <text:list-item>
          <text:p text:style-name="P22">New updates will be send to the server, where a simple POST with a payload containing updates to a URL on callback server. This callback URL must support GET and POST methods.</text:p>
          <text:p text:style-name="P15"/>
        </text:list-item>
        <text:list-item>
          <text:p text:style-name="P22">When you add a subscription, it will send a GET request to the callback URL to verify the existence of the URL and that want to create the subscription. </text:p>
          <text:p text:style-name="P22"/>
        </text:list-item>
        <text:list-item>
          <text:p text:style-name="P22">Whenever Instagram have new data, it will POST the data to the callback URL. </text:p>
        </text:list-item>
      </text:list>
      <text:p text:style-name="P1"/>
      <text:p text:style-name="P1"/>
      <text:p text:style-name="P5">Keywords included:</text:p>
      <text:p text:style-name="P1"/>
      <text:p text:style-name="P1"><text:tab/>1. help – <text:span text:style-name="T2">It will display all the keywords with its uses.</text:span></text:p>
      <text:p text:style-name="P1"/>
      <text:p text:style-name="P1"><text:tab/>2. connect – <text:span text:style-name="T2">Used to connect to instagram account with your teamchat account using OAuth.</text:span></text:p>
      <text:p text:style-name="P1"/>
      <text:p text:style-name="P1"/>
      <text:p text:style-name="P1"><text:tab/>3. disconnec<text:span text:style-name="T13">t </text:span>– It <text:span text:style-name="T2">will disconnect the instagram account from the teamchat account by <text:tab/><text:tab/><text:tab/><text:tab/> <text:s/>deleting the access_token from the database.</text:span></text:p>
      <text:p text:style-name="P1"/>
      <text:p text:style-name="P8"><text:tab/>4. s<text:span text:style-name="T14">ubscribe</text:span> <text:s/>- <text:s text:c="2"/><text:span text:style-name="T14">subscribe on specific tags, location or a geographic region to get notification</text:span></text:p>
      <text:p text:style-name="P2"/>
      <text:p text:style-name="P8"><text:tab/>5. s<text:span text:style-name="T14">ublist</text:span> <text:s/>- <text:s text:c="2"/>To <text:span text:style-name="T14">get the list of things that are subscribed</text:span></text:p>
      <text:p text:style-name="P2"/>
      <text:p text:style-name="P8"><text:tab/>6. <text:span text:style-name="T14">unsubscribe</text:span> <text:s text:c="2"/>- <text:s text:c="2"/>To <text:span text:style-name="T14">stop getting the notification</text:span></text:p>
      <text:p text:style-name="P1"/>
      <text:p text:style-name="P5"/>
      <text:p text:style-name="P5"><text:span text:style-name="T2">F</text:span>eatures:</text:p>
      <text:p text:style-name="P1"/>
      <text:p text:style-name="P1">1. <text:span text:style-name="T2">Subscribe</text:span></text:p>
      <text:p text:style-name="P1"/>
      <text:list xml:id="list4701066743903401907" text:style-name="L3">
        <text:list-item>
          <text:p text:style-name="P23"><text:span text:style-name="T15">You</text:span> <text:span text:style-name="T3">need client_id, client_secret and callbackurl <text:s/>to <text:s/>subscribe.</text:span></text:p>
          <text:p text:style-name="P23"/>
        </text:list-item>
        <text:list-item>
          <text:p text:style-name="P25">You will get subscribtion id as a reponse which has to be stored in the database.</text:p>
          <text:p text:style-name="P23"/>
        </text:list-item>
        <text:list-item>
          <text:p text:style-name="P25">And the details of the user subscribing are stored in the database.</text:p>
        </text:list-item>
      </text:list>
      <text:p text:style-name="P1"/>
      <text:p text:style-name="P1">2. <text:span text:style-name="T15">Sublist</text:span></text:p>
      <text:p text:style-name="P9"/>
      <text:list xml:id="list4437472597190330604" text:style-name="L4">
        <text:list-item>
          <text:p text:style-name="P26">The subscribed items are retreived from the database.</text:p>
        </text:list-item>
      </text:list>
      <text:p text:style-name="P1"/>
      <text:p text:style-name="P1">3. <text:span text:style-name="T15">Unsubscribe</text:span></text:p>
      <text:p text:style-name="P1"/>
      <text:list xml:id="list7542159526254449820" text:style-name="L5">
        <text:list-item>
          <text:p text:style-name="P24"><text:span text:style-name="T15">You</text:span> <text:span text:style-name="T3">need client_id, client_secret and subscribtion id to subscribe.</text:span></text:p>
          <text:p text:style-name="P16"/>
        </text:list-item>
        <text:list-item>
          <text:p text:style-name="P27">The subscribtion id is retreived from from the databas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10:32:16.281036879</meta:creation-date>
    <dc:date>2015-06-21T16:21:29.501611107</dc:date>
    <meta:editing-duration>PT1H38M8S</meta:editing-duration>
    <meta:editing-cycles>33</meta:editing-cycles>
    <meta:generator>LibreOffice/4.2.3.3$Linux_X86_64 LibreOffice_project/420m0$Build-3</meta:generator>
    <meta:document-statistic meta:table-count="0" meta:image-count="0" meta:object-count="0" meta:page-count="2" meta:paragraph-count="64" meta:word-count="520" meta:character-count="3035" meta:non-whitespace-character-count="2571"/>
  </office:meta>
</office:document-meta>
</file>